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f444d" officeooo:paragraph-rsid="001f444d"/>
    </style:style>
    <style:style style:name="P2" style:family="paragraph" style:parent-style-name="Standard">
      <style:text-properties officeooo:rsid="001f444d" officeooo:paragraph-rsid="0020870e"/>
    </style:style>
    <style:style style:name="P3" style:family="paragraph" style:parent-style-name="Standard" style:list-style-name="L1">
      <style:text-properties officeooo:rsid="001f444d" officeooo:paragraph-rsid="0020870e"/>
    </style:style>
    <style:style style:name="P4" style:family="paragraph" style:parent-style-name="Standard" style:list-style-name="L1">
      <style:text-properties officeooo:rsid="001f444d" officeooo:paragraph-rsid="001f444d"/>
    </style:style>
    <style:style style:name="P5" style:family="paragraph" style:parent-style-name="Standard" style:list-style-name="L2">
      <style:text-properties officeooo:rsid="001f444d" officeooo:paragraph-rsid="0020870e"/>
    </style:style>
    <style:style style:name="P6" style:family="paragraph" style:parent-style-name="Standard" style:list-style-name="L2">
      <style:text-properties officeooo:rsid="001f444d" officeooo:paragraph-rsid="001f444d"/>
    </style:style>
    <style:style style:name="P7" style:family="paragraph" style:parent-style-name="Standard">
      <style:text-properties officeooo:rsid="0020870e" officeooo:paragraph-rsid="0020870e"/>
    </style:style>
    <style:style style:name="P8" style:family="paragraph" style:parent-style-name="Standard" style:list-style-name="L3">
      <style:text-properties officeooo:rsid="0020870e" officeooo:paragraph-rsid="0020870e"/>
    </style:style>
    <style:style style:name="T1" style:family="text">
      <style:text-properties officeooo:rsid="002087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Straßenbahnfahrplan</text:p>
      <text:p text:style-name="P1"/>
      <text:p text:style-name="P2">Gegeben:</text:p>
      <text:list xml:id="list831469213" text:style-name="L1">
        <text:list-item>
          <text:p text:style-name="P3">Straßenbahnen (mit unterschiedlicher Länge und Kapazität)</text:p>
        </text:list-item>
        <text:list-item>
          <text:p text:style-name="P4">Ein-Ausstiege an einzelnen Haltestellen (abh. von Linie und Richtung <text:span text:style-name="T1">und Tageszeit</text:span>)</text:p>
        </text:list-item>
        <text:list-item>
          <text:p text:style-name="P3">Linien</text:p>
        </text:list-item>
        <text:list-item>
          <text:p text:style-name="P3">Größe der Haltestellen (Länge und Redundanzen)</text:p>
        </text:list-item>
      </text:list>
      <text:p text:style-name="P1"/>
      <text:p text:style-name="P1"/>
      <text:p text:style-name="P1">Gesucht: Optimaler Fahrplan</text:p>
      <text:p text:style-name="P1"/>
      <text:p text:style-name="P2">Constrains <text:span text:style-name="T1">bzw. zu Optimieren</text:span>:</text:p>
      <text:list xml:id="list1200476408" text:style-name="L2">
        <text:list-item>
          <text:p text:style-name="P5">Wartezeit an Umsteigepunkten</text:p>
        </text:list-item>
        <text:list-item>
          <text:p text:style-name="P6">Wartezeit auf die Straßenbahn selbst</text:p>
        </text:list-item>
        <text:list-item>
          <text:p text:style-name="P5">Kein zu kurzen Takt</text:p>
        </text:list-item>
        <text:list-item>
          <text:p text:style-name="P5"><text:span text:style-name="T1">Anzahl der Straßenbahnen in Nebenverkehrszeiten</text:span></text:p>
        </text:list-item>
      </text:list>
      <text:p text:style-name="P2"/>
      <text:p text:style-name="P7">Zusätzliche Aufgaben</text:p>
      <text:list xml:id="list2008291695" text:style-name="L3">
        <text:list-item>
          <text:p text:style-name="P8">Beispiele</text:p>
        </text:list-item>
        <text:list-item>
          <text:p text:style-name="P8">Echte Situationen importieren? (Daten sammeln; einbauen falls wir später Zeit habe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1:56:53.700588789</meta:creation-date>
    <dc:date>2017-12-14T12:19:08.664709342</dc:date>
    <meta:editing-duration>PT1M24S</meta:editing-duration>
    <meta:editing-cycles>1</meta:editing-cycles>
    <meta:document-statistic meta:table-count="0" meta:image-count="0" meta:object-count="0" meta:page-count="1" meta:paragraph-count="15" meta:word-count="75" meta:character-count="537" meta:non-whitespace-character-count="487"/>
    <meta:generator>LibreOffice/5.4.3.2$Linux_X86_64 LibreOffice_project/40m0$Build-2</meta:generator>
  </office:meta>
</office:document-meta>
</file>